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OCLContentHandler.parse( 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OCLContentHandler.clear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structorDetails.ConstructorDetails( Class type , ConstructorDetails parent , boolean isnu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OCLContentHandler.parse( Reader in , XML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OCLContentHandler.getValue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Details.ConstructorDetails( String classname , ConstructorDetails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OCLContentHandler.main( String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OCLContentHandler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OCLContentHandler.parse( InputSource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OCLContentHandler.getType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OCLContentHandler.addObject( Class type , Object v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OCLContentHandler.parse( File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OCLContentHandler.getAttributeValue( String localname , Attributes attr , String implie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OCLContentHandler.parse( InputStream in , XML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OCLContentHandler.getValue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OCLContentHandler.JOCLConten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Details.createObjec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structorDetails.addArgument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OCLContentHandler.startElement( String uri , String localName , String qname , Attributes attr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6">
            <text:p text:style-name="Table_20_Contents">6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JOCLContentHandler.parse( Reader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OCLContentHandler.endElement( String uri , String localName , String q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OCLContentHandler.isJoclNamespace( String uri , String localname , String qnam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OCLContentHandler.parse( File f , XML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OCLContentHandler.getType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OCLContentHandler.getAttributeValue( String localname , Attributes 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Details.addArgument( Class type , Object v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structorDetails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Details.get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OCLContentHandler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Details.ConstructorDetails( String classname , ConstructorDetails parent , boolean isnu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OCLContentHandler.parse( InputSource in , XMLReader re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OCLContentHandler.JOCLContentHandler( boolean emptyEltNS , boolean joclEltPrefix , boolean emptyAttrNS , boolean joclAttr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OCLContentHandler.setDocumentLocator( Locator 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